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Mangal" svg:font-family="Mangal" style:font-pitch="variable"/>
    <style:font-face style:name="Cambria" svg:font-family="Cambria" style:font-family-generic="roman" style:font-pitch="variable"/>
    <style:font-face style:name="Lucida Grande" svg:font-family="'Lucida Grande'"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background-color="transparent" style:font-style-asian="italic" style:font-style-complex="italic"/>
    </style:style>
    <style:style style:name="P39" style:family="paragraph" style:parent-style-name="Text_20_body">
      <style:paragraph-properties fo:text-align="center" style:justify-single-word="false"/>
      <style:text-properties fo:font-style="italic" fo:background-color="transparent" style:font-style-asian="italic" style:font-style-complex="italic"/>
    </style:style>
    <style:style style:name="P40" style:family="paragraph" style:parent-style-name="Text_20_body">
      <style:text-properties fo:font-style="normal" fo:background-color="transparent" style:font-style-asian="normal" style:font-style-complex="normal"/>
    </style:style>
    <style:style style:name="P41" style:family="paragraph" style:parent-style-name="Text_20_body">
      <style:text-properties fo:background-color="transparent"/>
    </style:style>
    <style:style style:name="P42" style:family="paragraph" style:parent-style-name="List_20_Paragraph">
      <style:paragraph-properties fo:margin-top="0cm" fo:margin-bottom="0.212cm"/>
      <style:text-properties fo:language="en" fo:country="US"/>
    </style:style>
    <style:style style:name="P43" style:family="paragraph" style:parent-style-name="Standard" style:master-page-name="MPF0">
      <style:paragraph-properties style:page-number="auto" fo:break-before="page"/>
    </style:style>
    <style:style style:name="P44" style:family="paragraph" style:parent-style-name="Standard">
      <style:text-properties style:font-name-asian="Cambria" style:font-name-complex="Cambria" style:font-size-complex="11pt"/>
    </style:style>
    <style:style style:name="P45" style:family="paragraph" style:parent-style-name="Standard" style:list-style-name="L1">
      <style:paragraph-properties style:text-autospace="none"/>
      <style:text-properties style:font-name-asian="Cambria" style:font-name-complex="Cambria" style:font-size-complex="11pt"/>
    </style:style>
    <style:style style:name="P46" style:family="paragraph" style:parent-style-name="Standard">
      <style:paragraph-properties style:text-autospace="none"/>
      <style:text-properties style:font-name-asian="Cambria" style:font-name-complex="Cambria" style:font-size-complex="11pt"/>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5"/>
    <style:style style:name="P50" style:family="paragraph" style:parent-style-name="Standard">
      <style:paragraph-properties style:text-autospace="none"/>
    </style:style>
    <style:style style:name="P51" style:family="paragraph" style:parent-style-name="Standard">
      <style:paragraph-properties fo:break-before="page" style:text-autospace="none"/>
      <style:text-properties style:font-name-asian="Cambria" style:font-name-complex="Cambria" style:font-size-complex="11pt"/>
    </style:style>
    <style:style style:name="P52" style:family="paragraph" style:parent-style-name="Heading_20_1" style:list-style-name="WWNum27"/>
    <style:style style:name="P53" style:family="paragraph" style:parent-style-name="Heading_20_1">
      <style:paragraph-properties fo:break-before="page"/>
    </style:style>
    <style:style style:name="P54" style:family="paragraph" style:parent-style-name="Heading_20_2" style:list-style-name="WWNum27"/>
    <style:style style:name="P55" style:family="paragraph" style:parent-style-name="Heading_20_2" style:list-style-name="WWNum27">
      <style:text-properties style:font-name="Cambria" fo:font-size="11pt" style:font-name-asian="Cambria" style:font-size-asian="11pt" style:font-name-complex="Cambria" style:font-size-complex="11pt"/>
    </style:style>
    <style:style style:name="P56" style:family="paragraph" style:parent-style-name="Heading_20_2" style:list-style-name="L4"/>
    <style:style style:name="P57" style:family="paragraph" style:parent-style-name="Heading_20_2" style:list-style-name="WWNum27">
      <style:text-properties fo:language="en" fo:country="US"/>
    </style:style>
    <style:style style:name="P58" style:family="paragraph" style:parent-style-name="Heading_20_3" style:list-style-name="">
      <style:text-properties fo:language="en" fo:country="US"/>
    </style:style>
    <style:style style:name="P59"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60"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61" style:family="paragraph" style:parent-style-name="List_20_Paragraph" style:list-style-name="WWNum3">
      <style:paragraph-properties fo:margin-top="0cm" fo:margin-bottom="0.212cm"/>
    </style:style>
    <style:style style:name="P62" style:family="paragraph" style:parent-style-name="AppendixSection" style:list-style-name="WWNum22"/>
    <style:style style:name="P63" style:family="paragraph" style:parent-style-name="AppendixSection" style:list-style-name="WWNum22">
      <style:paragraph-properties fo:break-before="pag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background-color="#ffff00" style:font-style-asian="normal" style:font-style-complex="normal"/>
    </style:style>
    <style:style style:name="T19" style:family="text">
      <style:text-properties fo:font-style="normal" fo:background-color="transparent" style:font-style-asian="normal" style:font-style-complex="normal"/>
    </style:style>
    <style:style style:name="T20" style:family="text">
      <style:text-properties fo:background-color="#ffff00"/>
    </style:style>
    <style:style style:name="T21" style:family="text">
      <style:text-properties fo:background-color="#ffff00" style:font-name-asian="Cambria" style:font-name-complex="Cambria" style:font-size-complex="11pt"/>
    </style:style>
    <style:style style:name="T22" style:family="text">
      <style:text-properties style:font-name="Segoe UI1"/>
    </style:style>
    <style:style style:name="T23"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5"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26</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27</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27</dc:date><text:p>Change as appropriate.</text:p><text:p/></office:annotation> degree in Internet <text:s/>Computing <office:annotation><dc:creator>Neil Taylor</dc:creator><dc:date>2012-03-07T21:45:00.27</dc:date><text:p>Change as appropriate.</text:p><text:p/></office:annotation>(H621<office:annotation><dc:creator>Neil Taylor</dc:creator><dc:date>2012-03-07T21:45:00.27</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5139118" text:style-name="WWNum6">
        <text:list-item>
          <text:p text:style-name="P59">This submission is my own work, except where clearly indicated.</text:p>
        </text:list-item>
        <text:list-item>
          <text:p text:style-name="P59">I understand that there are severe penalties for plagiarism and other unfair practice, which can lead to loss of marks or even the withholding of a degree.</text:p>
        </text:list-item>
        <text:list-item>
          <text:p text:style-name="P59">I have read the sections on unfair practice in the Students’ Examinations Handbook and the relevant sections of the current Student Handbook of the Department of Computer Science.</text:p>
        </text:list-item>
        <text:list-item>
          <text:p text:style-name="P59">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29</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29</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 text:name="__RefHeading__489_1464131013"/><text:bookmark-start text:name="_Toc192777705"/><text:bookmark-start text:name="_Toc222978592"/>Background &amp; Objectives<text:bookmark-end text:name="__RefHeading__489_1464131013"/><text:bookmark-end text:name="_Toc192777705"/><text:bookmark-end text:name="_Toc222978592"/></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5136166" text:style-name="WWNum27">
        <text:list-item>
          <text:list>
            <text:list-item>
              <text:p text:style-name="P54">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31</dc:date><text:p><text:span text:style-name="T22">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31</dc:date><text:p><text:span text:style-name="T22">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7379255" text:continue-numbering="true" text:style-name="WWNum27">
        <text:list-item>
          <text:list>
            <text:list-item>
              <text:p text:style-name="P55">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31</dc:date><text:p><text:span text:style-name="T22">Reference. Give website.</text:span></text:p><text:p/><text:p><text:span text:style-name="T22">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32</dc:date><text:p><text:span text:style-name="T22">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32</dc:date><text:p><text:span text:style-name="T22">More about rdf?</text:span></text:p></office:annotation></text:p>
      <text:p text:style-name="Text_20_body"/>
      <text:p text:style-name="Text_20_body"><office:annotation><dc:creator>Unknown Author</dc:creator><dc:date>2013-04-01T20:20:00.32</dc:date><text:p><text:span text:style-name="T22">Mention rivals.</text:span><text:span text:style-name="T22"><text:line-break/></text:span><text:span text:style-name="T22">Why they suck.</text:span><text:span text:style-name="T22"><text:line-break/></text:span><text:span text:style-name="T22">Why they good.</text:span></text:p><text:p><text:span text:style-name="T22">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32</dc:date><text:p><text:span text:style-name="T22">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32</dc:date><text:p><text:span text:style-name="T22">Too personal above?</text:span></text:p></office:annotation></text:p>
      <text:p text:style-name="Text_20_body"/>
      <text:p text:style-name="Text_20_body">The main technologies being used by the project, will b<office:annotation><dc:creator>Unknown Author</dc:creator><dc:date>2013-04-01T19:54:00.32</dc:date><text:p><text:span text:style-name="T22">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7367351" text:continue-numbering="true" text:style-name="WWNum27">
        <text:list-item>
          <text:list>
            <text:list-item>
              <text:p text:style-name="P54">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5148822" text:style-name="L1">
        <text:list-item>
          <text:p text:style-name="P45">Ability to search by Disease, and Gene name.</text:p>
        </text:list-item>
        <text:list-item>
          <text:p text:style-name="P45">View the Phenotypes directly and indirectly associated with the selected Genotype.</text:p>
        </text:list-item>
        <text:list-item>
          <text:p text:style-name="P45">View the related disease associated with the selected Genotype. These include, Omim, Orphanet, Mouse, Yeast, Worm, Fly, Zebrafish, Slime mold.</text:p>
        </text:list-item>
        <text:list-item>
          <text:p text:style-name="P45">Make the system 'loop', so that the user can continuously look at associated diseases.</text:p>
        </text:list-item>
        <text:list-item>
          <text:p text:style-name="P45">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33</dc:date><text:p><text:span text:style-name="T22">Ask Rob for some?</text:span></text:p></office:annotation></text:span></text:span></text:p>
      <text:p text:style-name="Text_20_body">The main advantage that the system has over it's competitors is the use of RDF[r]<office:annotation><dc:creator>Unknown Author</dc:creator><dc:date>2013-04-02T20:20:00.33</dc:date><text:p><text:span text:style-name="T22">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33</dc:date><text:p><text:span text:style-name="T22">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33</dc:date><text:p><text:span text:style-name="T22">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33</dc:date><text:p><text:span text:style-name="T22">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1" text:outline-level="1"><text:bookmark text:name="__RefHeading__491_1464131013"/><text:bookmark-start text:name="_Toc222978593"/>Development Process<text:bookmark-end text:name="_Toc192777706"/><text:bookmark-end text:name="__RefHeading__491_1464131013"/><text:bookmark-end text:name="_Toc22297859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54"><text:bookmark-start text:name="_Toc192777707"/><text:bookmark text:name="__RefHeading__493_1464131013"/><text:bookmark-start text:name="_Toc222978594"/>Introduction<text:bookmark-end text:name="__RefHeading__493_1464131013"/><text:bookmark-end text:name="_Toc222978594"/></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34</dc:date><text:p><text:span text:style-name="T22">Add more about reason for change?</text:span></text:p><text:p/></office:annotation></text:span></text:span></text:p>
      <text:p text:style-name="P17"><text:span text:style-name="Default_20_Paragraph_20_Font"><text:span text:style-name="T10">This led to changing methodology to Feature Drive Development (FDD) which allows for a more flexible approach, whilst creating working content.</text:span></text:span></text:p>
      <text:p text:style-name="P16"><text:span text:style-name="Default_20_Paragraph_20_Font">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 </text:span></text:p>
      <text:p text:style-name="P16"><text:span text:style-name="Default_20_Paragraph_20_Font"/></text:p>
      <text:p text:style-name="Text_20_body"><text:span text:style-name="Default_20_Paragraph_20_Font">In the initial stages of the process model, there was an obvious need to amend parts to better suit the project, as FDD and most methodologies are used within a team whereas in this project it would be applied to an individual.</text:span></text:p>
      <text:p text:style-name="Text_20_body"><text:span text:style-name="Default_20_Paragraph_20_Font"><text:span text:style-name="T21"/></text:span></text:p>
      <text:p text:style-name="Text_20_body"><text:span text:style-name="Default_20_Paragraph_20_Font"><text:span text:style-name="T21">The first stage was creating creating an overall model of the system, which is shown below.</text:span></text:span></text:p>
      <text:h text:style-name="Heading_20_2" text:outline-level="2"><text:soft-page-break/><text:span text:style-name="Default_20_Paragraph_20_Font">Develop the application model.</text:span></text:h>
      <text:p text:style-name="P16"><text:span text:style-name="Default_20_Paragraph_20_Font">The first stage was an overall model of the application, usually this is refereed to as the object model”, but as this projects does not use object orientated methods, this wouldn't suit it well. Another part of the methodology which had to be amended was the formation of a modelling team, as the project</text:span></text:p>
      <text:p text:style-name="P16"><text:span text:style-name="Default_20_Paragraph_20_Font"/></text:p>
      <text:p text:style-name="P16"><text:a xlink:type="simple" xlink:href="http://upload.wikimedia.org/wikipedia/commons/9/99/Fdd_process_diagram.png"><text:span text:style-name="Default_20_Paragraph_20_Font">http://upload.wikimedia.org/wikipedia/commons/9/99/Fdd_process_diagram.png</text:span></text:a></text:p>
      <text:p text:style-name="P16"><text:span text:style-name="Default_20_Paragraph_20_Font">http://en.wikipedia.org/wiki/Feature-driven_development#Build_feature_list</text:span></text:p>
      <text:p text:style-name="P16"><text:span text:style-name="Default_20_Paragraph_20_Font"/></text:p>
      <text:p text:style-name="P16"><text:span text:style-name="Default_20_Paragraph_20_Font">## insert image here</text:span></text:p>
      <text:p text:style-name="P16"><text:span text:style-name="Default_20_Paragraph_20_Font"/></text:p>
      <text:p text:style-name="P16"><text:span text:style-name="Default_20_Paragraph_20_Font"/></text:p>
      <text:p text:style-name="P16"><text:span text:style-name="Default_20_Paragraph_20_Font"/></text:p>
      <text:p text:style-name="P51"><text:span text:style-name="Default_20_Paragraph_20_Font"/></text:p>
      <text:h text:style-name="Heading_20_2" text:outline-level="2"><text:span text:style-name="Default_20_Paragraph_20_Font">Explanation of Model.</text:span></text:h>
      <text:p text:style-name="P17"><text:span text:style-name="Default_20_Paragraph_20_Font"><text:span text:style-name="T10">The model displays a hierarchical view of the application as well as the way information flows between files, which gives an overall understanding of what the application requires. </text:span></text:span></text:p>
      <text:p text:style-name="P17"><text:span text:style-name="Default_20_Paragraph_20_Font"><text:span text:style-name="T10"/></text:span></text:p>
      <text:p text:style-name="P16"><text:span text:style-name="Default_20_Paragraph_20_Font"/></text:p>
      <text:p text:style-name="P16"><text:span text:style-name="Default_20_Paragraph_20_Font"/></text:p>
      <text:p text:style-name="P16">##overall model.</text:p>
      <text:h text:style-name="Heading_20_2" text:outline-level="2">Features list.</text:h>
      <text:p text:style-name="Text_20_body">Action: Send Form output to diseases.php</text:p>
      <text:p text:style-name="Text_20_body">Result: </text:p>
      <text:p text:style-name="P15">##rough.</text:p>
      <text:p text:style-name="Standard">Build the features list this is a functional decomposition with each feature expressed in the form</text:p>
      <text:p text:style-name="Standard">&lt;action&gt;&lt;result&gt;&lt;object&gt;</text:p>
      <text:p text:style-name="Standard">Verification: Internal and external assessment</text:p>
      <text:p text:style-name="Standard">Exit: The complete features list</text:p>
      <text:p text:style-name="Standard"/>
      <text:p text:style-name="P16"/>
      <text:p text:style-name="P16">Script which parses data.</text:p>
      <text:p text:style-name="P16">Data management system.</text:p>
      <text:p text:style-name="P16">A web page which searches for all diseases.</text:p>
      <text:p text:style-name="P16">A web page which finds all related diseases.</text:p>
      <text:p text:style-name="P16">A web page which finds all related Phenotypes.</text:p>
      <text:p text:style-name="P16">A web page with tree structure to explore phenotypes.</text:p>
      <text:p text:style-name="P16">A way of contacting the administrators of the page.</text:p>
      <text:p text:style-name="P16"/>
      <text:p text:style-name="P16"/>
      <text:p text:style-name="P16">Etc use slides.</text:p>
      <text:p text:style-name="P16"/>
      <text:p text:style-name="P16">FDD coloured UML. - do it.</text:p>
      <text:p text:style-name="P16"/>
      <text:p text:style-name="P16"/>
      <text:p text:style-name="P16"/>
      <text:p text:style-name="P16">##class ownership will all be myself due to one person. <text:s/>Modification.</text:p>
      <text:p text:style-name="P16">No use of feature teams or delegating responsibilities.</text:p>
      <text:p text:style-name="P16">Regular builds defo.</text:p>
      <text:p text:style-name="P16">Version control yup.</text:p>
      <text:p text:style-name="P16">Profress reporting yep.</text:p>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7372716" text:continue-numbering="true" text:style-name="WWNum27">
        <text:list-item>
          <text:list>
            <text:list-item>
              <text:p text:style-name="P54"><text:bookmark text:name="__RefHeading__495_1464131013"/><text:bookmark-start text:name="_Toc222978595"/><text:soft-page-break/>Modifications<text:bookmark-end text:name="__RefHeading__495_1464131013"/><text:bookmark-end text:name="_Toc222978595"/></text:p>
            </text:list-item>
          </text:list>
        </text:list-item>
      </text:list>
      <text:p text:style-name="P20">Did you have to modify the model to suit a one-person project? If so, what did you change and why?</text:p>
      <text:p text:style-name="P20"/>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7363712" text:continue-numbering="true" text:style-name="WWNum27">
        <text:list-item>
          <text:p text:style-name="P52"><text:bookmark text:name="__RefHeading__497_1464131013"/><text:bookmark-start text:name="_Toc222978596"/>Design<text:bookmark-end text:name="_Toc192777707"/><text:bookmark-end text:name="__RefHeading__497_1464131013"/><text:bookmark-end text:name="_Toc222978596"/></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7375674" text:continue-numbering="true" text:style-name="WWNum27">
        <text:list-item>
          <text:list>
            <text:list-item>
              <text:p text:style-name="P54"><text:bookmark-start text:name="_Toc192777708"/><text:bookmark text:name="__RefHeading__499_1464131013"/><text:bookmark-start text:name="_Toc222978597"/>Overall Architecture<text:bookmark-end text:name="__RefHeading__499_1464131013"/><text:bookmark-end text:name="_Toc222978597"/></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5140313" text:style-name="L2">
        <text:list-item>
          <text:p text:style-name="P47">A keyword is entered into the HTML form on the web site.</text:p>
        </text:list-item>
        <text:list-item>
          <text:p text:style-name="P47">This variable is then sent via the POST method to the page “diseases.php”.</text:p>
        </text:list-item>
        <text:list-item>
          <text:p text:style-name="P47">Here, the PHP code uses the RAP RDF API library to connect to the SPARQL endpoint Virtuoso.</text:p>
        </text:list-item>
        <text:list-item>
          <text:p text:style-name="P47">The variable is used in the SPARQL query in the diseases.php script.</text:p>
        </text:list-item>
        <text:list-item>
          <text:p text:style-name="P47">The results of this query are displayed on the page.</text:p>
        </text:list-item>
        <text:list-item>
          <text:p text:style-name="P47">The user is then given two choices. View related Genotypes and Diseases, or related Phenotypes.</text:p>
        </text:list-item>
        <text:list-item>
          <text:p text:style-name="P47">If they choose the former, then the variable will be taken from whichever entry was selected, and sent using the GET method, to the edge.php page.</text:p>
        </text:list-item>
        <text:list-item>
          <text:p text:style-name="P47">Here the script operates similarly to the diseases.php script, with a few different filter options in place, and provides a similarity value.</text:p>
        </text:list-item>
        <text:list-item>
          <text:p text:style-name="P47">If they user had chosen the latter option, the variable would be taken from the entry selected and send using the GET method to the ontologyterms.php page.</text:p>
        </text:list-item>
        <text:list-item>
          <text:p text:style-name="P47">Here the script does a similar job as the other scripts, and returns a list of related phenotypes.</text:p>
        </text:list-item>
      </text:list>
      <text:p text:style-name="Text_20_body">The Tree Structure performs in a different manner, as it uses AJAX to produce the required outputs.</text:p>
      <text:list xml:id="list35155195" text:style-name="L3">
        <text:list-item>
          <text:p text:style-name="P48">When the page loads, the JQuery script gets the first set of children from the treescript.php</text:p>
        </text:list-item>
        <text:list-item>
          <text:p text:style-name="P48">Each time a link is clicked, the JQuery performs the same operation, except this time it sends a variable via GET, and receives the children of that variable.</text:p>
        </text:list-item>
        <text:list-item>
          <text:p text:style-name="P48">If the link is clicked again, the children are contracted.</text:p>
        </text:list-item>
      </text:list>
      <text:list xml:id="list35156579" text:style-name="L4">
        <text:list-item>
          <text:list>
            <text:list-header>
              <text:p text:style-name="P56"><text:bookmark-start text:name="_Toc222978598"/>Detailed Design<text:bookmark-end text:name="_Toc222978598"/><text:span text:style-name="Comment_20_Reference"><text:span text:style-name="T13"><office:annotation><dc:creator>Staff and Students at Aber Uni</dc:creator><dc:date>2013-04-09T10:30:00.35</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35</dc:date><text:p><text:span text:style-name="T22">Flow diagram</text:span></text:p><text:p/></office:annotation></text:p>
      <text:list xml:id="list31179588" text:style-name="WWNum27">
        <text:list-item>
          <text:list>
            <text:list-item>
              <text:p text:style-name="P54"><text:soft-page-break/><text:s/>Detailed Design</text:p>
            </text:list-item>
          </text:list>
        </text:list-item>
      </text:list>
      <text:p text:style-name="Text_20_body">This section lists all files used in the Web Application and discusses their purpose, interactions, and what is happening within the code.</text:p>
      <text:list xml:id="list37382743" text:continue-numbering="true" text:style-name="WWNum27">
        <text:list-item>
          <text:list>
            <text:list-item>
              <text:list>
                <text:list-item>
                  <text:p text:style-name="P54">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5152371" text:style-name="L5">
        <text:list-item>
          <text:p text:style-name="P49">What does our company/organisation do?</text:p>
        </text:list-item>
        <text:list-item>
          <text:p text:style-name="P49">What can users do at our website?</text:p>
        </text:list-item>
        <text:list-item>
          <text:p text:style-name="P49">What is the purpose of the site? [r]<office:annotation><dc:creator>Unknown Author</dc:creator><dc:date>2013-04-09T16:07:00.36</dc:date><text:p><text:a xlink:href="http://createmorecustomersblog.com/the-actual-purpose-of-your-homepage/" office:target-frame-name="_top"/><text:span text:style-name="T22"> </text:span><text:span text:style-name="T22">Reference</text:span></text:p><text:p/></office:annotation><office:annotation><dc:creator>Unknown Author</dc:creator><dc:date>2013-04-09T16:08:00.36</dc:date><text:p><text:span text:style-name="T22">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36</dc:date><text:p><text:span text:style-name="T22">Explain these?</text:span></text:p></office:annotation>to send the data entered into the form to diseases.php where it is processed.</text:p>
      <text:list xml:id="list31162243" text:style-name="WWNum27">
        <text:list-item>
          <text:list>
            <text:list-item>
              <text:list>
                <text:list-item>
                  <text:p text:style-name="P54"><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36</dc:date><text:p><text:span text:style-name="T22">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36</dc:date><text:p><text:span text:style-name="T22">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36</dc:date><text:p text:style-name="P64"><text:span text:style-name="T23">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7386708" text:continue-numbering="true" text:style-name="WWNum27">
        <text:list-item>
          <text:list>
            <text:list-item>
              <text:p text:style-name="P54"><text:bookmark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37</dc:date><text:p><text:span text:style-name="T22">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37</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text:soft-page-break/>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37</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37</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37</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37</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37</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text:soft-page-break/>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38</dc:date><text:p text:style-name="P64"><text:span text:style-name="T23">Consider rewording.</text:span></text:p><text:p text:style-name="P64"><text:span text:style-name="T23"/></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38</dc:date><text:p text:style-name="P64"><text:span text:style-name="T23">Testing here too.</text:span></text:p><text:p text:style-name="P64"><text:span text:style-name="T23"/></text:p></office:annotation> a schema was devised for the RDF to follow, and it is explained below:<office:annotation><dc:creator>Unknown Author</dc:creator><dc:date>2013-04-10T20:01:02.38</dc:date><text:p text:style-name="P64"><text:span text:style-name="T23">Add schema as pic or?</text:span></text:p><text:p text:style-name="P64"><text:span text:style-name="T23"/></text:p></office:annotation></text:p>
      <text:p text:style-name="P37">Note:phenomenet shortened to phe: for description purposes.</text:p>
      <text:p text:style-name="P37"><office:annotation><dc:creator>Unknown Author</dc:creator><dc:date>2013-04-10T20:29:56.38</dc:date><text:p text:style-name="P64"><text:span text:style-name="T23"><text:a xlink:href="http://www.w3.org/TR/rdf-schema/">http://www.w3.org/TR/rdf-schema/</text:a></text:span><text:span text:style-name="T23"> <text:s/>Used this as guide</text:span></text:p><text:p text:style-name="P64"><text:span text:style-name="T23"/></text:p></office:annotation></text:p>
      <text:p text:style-name="P35">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text:soft-page-break/>A triple of the form:</text:p>
      <text:p text:style-name="P36"><text:tab/>G phe:has_url U</text:p>
      <text:p text:style-name="Text_20_body">This states that G has a URL U.</text:p>
      <text:p text:style-name="Text_20_body"/>
      <text:p text:style-name="P35">phe:has_name.</text:p>
      <text:p text:style-name="P35"><text:span text:style-name="T16">phe:has_name is an instance of <text:s/></text:span><text:span text:style-name="T16">it's class</text:span><text:span text:style-name="T16"> that provides a human readable name to the resource.</text:span><office:annotation><dc:creator>Unknown Author</dc:creator><dc:date>2013-04-10T21:09:33.38</dc:date><text:p text:style-name="P64"><text:span text:style-name="T23">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6">phe:has_edge is an instance of</text:span><text:span text:style-name="T16"> <text:s/></text:span><text:span text:style-name="T16">p</text:span><text:span text:style-name="T16">he:Genotype </text:span><text:span text:style-name="T16">that states all instances of it are a sub class of <text:s/>p</text:span><text:span text:style-name="T16">he:Genotype.</text:span></text:p>
      <text:p text:style-name="P36"/>
      <text:p text:style-name="P35">phe:Edge.</text:p>
      <text:p text:style-name="P36">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text:soft-page-break/>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39</dc:date><text:p text:style-name="P64"><text:span text:style-name="T23">Add screenshots of stages!! Important</text:span></text:p><text:p text:style-name="P64"><text:span text:style-name="T23"/></text:p></office:annotation><text:span text:style-name="T12">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7377891" text:continue-numbering="true" text:style-name="WWNum27">
        <text:list-item>
          <text:list>
            <text:list-item>
              <text:p text:style-name="P54"><text:bookmark text:name="__RefHeading__507_1464131013"/><text:bookmark-start text:name="_Toc222978601"/>Other Relevant Sections<text:bookmark-end text:name="__RefHeading__507_1464131013"/><text:bookmark-end text:name="_Toc222978601"/></text:p>
            </text:list-item>
          </text:list>
        </text:list-item>
      </text:list>
      <text:p text:style-name="P20">Some example sub-sections may be as follows, but the specific sections are for you to decide .</text:p>
      <text:p text:style-name="P21"/>
      <text:p text:style-name="P3"/>
      <text:h text:style-name="Heading_20_3" text:outline-level="3"><text:bookmark text:name="__RefHeading__509_1464131013"/><text:bookmark-start text:name="_Toc222978602"/>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40</dc:date><text:p text:style-name="P64"><text:span text:style-name="T23">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40</dc:date><text:p text:style-name="P64"><text:span text:style-name="T23"><text:a xlink:href="http://php.net/manual/en/function.fopen.php">http://php.net/manual/en/function.fopen.php</text:a></text:span><text:span text:style-name="T23"> reference</text:span></text:p></office:annotation> method, and to run code for every line of the file by using !feof()<office:annotation><dc:creator>Unknown Author</dc:creator><dc:date>2013-04-11T12:42:39.40</dc:date><text:p text:style-name="P64"><text:span text:style-name="T23">http://uk1.php.net/manual/en/function.feof.php</text:span></text:p></office:annotation>, . Each line in the file is then split </text:p>
      <text:p text:style-name="Standard"><text:s/>into an array using the fgets( )<office:annotation><dc:creator>Unknown Author</dc:creator><dc:date>2013-04-11T12:43:00.40</dc:date><text:p text:style-name="P64"><text:span text:style-name="T23">http://uk1.php.net/manual/en/function.fgets.php</text:span></text:p><text:p text:style-name="P64"><text:span text:style-name="T23"/></text:p></office:annotation> and explode( ) <office:annotation><dc:creator>Unknown Author</dc:creator><dc:date>2013-04-11T12:44:03.40</dc:date><text:p text:style-name="P64"><text:span text:style-name="T23">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40</dc:date><text:p text:style-name="P64"><text:span text:style-name="T24"><text:a xlink:href="http://uk1.php.net/manual/en/function.echo.php">http://uk1.php.net/manual/en/function.echo.php</text:a></text:span></text:p><text:p text:style-name="P64"><text:span text:style-name="T24"><text:a xlink:href="http://uk1.php.net/manual/en/function.fwrite.php">http://uk1.php.net/manual/en/function.fwrite.php</text:a></text:span></text:p><text:p text:style-name="P64"><text:span text:style-name="T24"/></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40</dc:date><text:p text:style-name="P64"><text:span text:style-name="T24">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40</dc:date><text:p><text:span text:style-name="T24">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41</dc:date><text:p text:style-name="P64"><text:span text:style-name="T24">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41</dc:date><text:p text:style-name="P64"><text:span text:style-name="T24">http://uk1.php.net/manual/en/function.</text:span><text:span text:style-name="T23">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41</dc:date><text:p text:style-name="P64"><text:span text:style-name="T24">http://uk1.php.net/manual/en/function.t</text:span><text:span text:style-name="T23">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41</dc:date><text:p text:style-name="P64"><text:span text:style-name="T24">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7">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7"><office:annotation><dc:creator>Unknown Author</dc:creator><dc:date>2013-04-11T16:26:13.41</dc:date><text:p text:style-name="P64"><text:span text:style-name="T23">Should triple have capital letter</text:span></text:p></office:annotation></text:span></text:p>
      <text:p text:style-name="Text_20_body"><text:span text:style-name="T17">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7">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8">Th</text:span><text:span text:style-name="T18"><office:annotation><dc:creator>Unknown Author</dc:creator><dc:date>2013-04-11T16:52:10.41</dc:date><text:p text:style-name="P64"><text:span text:style-name="T23">Libraries discuss here or refer to it being discussed later on/before?</text:span></text:p></office:annotation></text:span><text:span text:style-name="T18">is interaction is done using the RAP RDF API library, discussed in more detail later on in this section. </text:span></text:p>
      <text:p text:style-name="P40">The next stage was to learn how the queries differ in syntax when they are using the library and how to out put the results found from the query. <text:s/>This led to the creation of a PHP page which performed a simple query:</text:p>
      <text:p text:style-name="P38">select *</text:p>
      <text:p text:style-name="P38">FROM &lt;http://biocrunch.dcs.aber.ac.uk:8890/DAV/complete&gt;</text:p>
      <text:p text:style-name="P38">where {</text:p>
      <text:p text:style-name="P38"><text:s text:c="3"/>?s ?p ?o</text:p>
      <text:p text:style-name="P38"><text:tab/>}”;</text:p>
      <text:p text:style-name="P40">As<office:annotation><dc:creator>Unknown Author</dc:creator><dc:date>2013-04-11T18:32:35.42</dc:date><text:p text:style-name="P64"><text:span text:style-name="T23">Re write paragraph??</text:span></text:p></office:annotation>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 </text:p>
      <text:p text:style-name="P40">The printing of results requires a foreach( ) loop which goes through all of the results, and each variable used in the query, e.g ?s, is then assigned to a PHP variable so that it can be printed to the page. </text:p>
      <text:p text:style-name="P40">Due to the way the data has been stored in the RDF data store to enable a better sanitisation of results there are a number of PHP methods called. Preg_match( )<office:annotation><dc:creator>Unknown Author</dc:creator><dc:date>2013-04-11T18:40:48.42</dc:date><text:p text:style-name="P64"><text:span text:style-name="T23">Preg _match reference</text:span></text:p></office:annotation>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 </text:p>
      <text:p text:style-name="P40">After this part was working, the next stage was to implement the use of PHP variables within the query. <text:s/>The first method tried was to put the query inside the sprintf( )<office:annotation><dc:creator>Unknown Author</dc:creator><dc:date>2013-04-12T11:05:54.42</dc:date><text:p text:style-name="P64"><text:span text:style-name="T23">Sprint f reference</text:span></text:p><text:p text:style-name="P64"><text:span text:style-name="T23"/></text:p></office:annotation> function, which means part of the query looks like this:<text:line-break/></text:p>
      <text:p text:style-name="P39">SELECT DISTINCT ?s</text:p>
      <text:p text:style-name="P39"><text:tab/><text:tab/>where <text:s text:c="2"/>{ <text:s/>&lt;%s&gt; ?o ?p . }', $searchQuery) ;<office:annotation><dc:creator>Unknown Author</dc:creator><dc:date>2013-04-12T11:47:03.42</dc:date><text:p text:style-name="P64"><text:span text:style-name="T23">Full query or snippets?</text:span></text:p></office:annotation></text:p>
      <text:p text:style-name="P40"/>
      <text:p text:style-name="P40">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 <office:annotation><dc:creator>Unknown Author</dc:creator><dc:date>2013-04-12T11:12:46.42</dc:date><text:p text:style-name="P64"><text:span text:style-name="T23">Filter reference.</text:span></text:p></office:annotation>Filter methods in SPARQL, and although this is slower it provides much better results.</text:p>
      <text:p text:style-name="P39"><text:s text:c="4"/>FILTER regex(?dis, '$searchQuery', 'I')</text:p>
      <text:p text:style-name="P40">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 </text:p>
      <text:p text:style-name="P40"><text:soft-page-break/>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9">$searchQuery phe:has_inferred_phenotype ?infpheno</text:p>
      <text:h text:style-name="Heading_20_2" text:outline-level="2">Creating the Tree Structure.</text:h>
      <text:p text:style-name="Text_20_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_20_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ext:span text:style-name="T15">The script then prints some HTML to the page, and uses the variable to assign an ID in the &lt;div&gt; tag which is essential for the J-Query on tree.html to work. </text:span></text:p>
      <text:p text:style-name="Text_20_body"><text:span text:style-name="T15">The script searches through the file and finds all entries which have a parent ID which matches the original Phenotype ID given to the script. The script has to use the PHP function 'preg_match' </text:span><text:span text:style-name="T15"><office:annotation><dc:creator>Unknown Author</dc:creator><dc:date>2013-04-10T16:02:08.42</dc:date><text:p text:style-name="P64"><text:span text:style-name="T23">Reference functions?</text:span></text:p></office:annotation></text:span><text:span text:style-name="T15">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span></text:p>
      <text:p text:style-name="P41">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 </text:p>
      <text:p text:style-name="Text_20_body"><text:span text:style-name="T19">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text:span><text:soft-page-break/><text:span text:style-name="T19">stores the various ID's when they are clicked, and when the a link is clicked 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text:span><text:span text:style-name="T19">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 </text:span></text:p>
      <text:p text:style-name="Text_20_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_20_body"/>
      <text:p text:style-name="P21">Major Implementations<office:annotation><dc:creator>Unknown Author</dc:creator><dc:date>2013-04-11T12:04:52.42</dc:date><text:p text:style-name="P64"><text:span text:style-name="T23">Reword me</text:span></text:p><text:p text:style-name="P64"><text:span text:style-name="T23"/></text:p></office:annotation>.</text:p>
      <text:list xml:id="list37372403" text:continue-numbering="true" text:style-name="WWNum27">
        <text:list-item>
          <text:list>
            <text:list-item>
              <text:p text:style-name="P54">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43</dc:date><text:p><text:span text:style-name="T22">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7372720" text:continue-numbering="true" text:style-name="WWNum27">
        <text:list-item>
          <text:list>
            <text:list-item>
              <text:p text:style-name="P54">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43</dc:date><text:p><text:span text:style-name="T22">Performance ref</text:span></text:p><text:p><text:span text:style-name="T22">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ext:soft-page-break/>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text:span></text:span><text:span text:style-name="Default_20_Paragraph_20_Font"><text:span text:style-name="T10">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43</dc:date><text:p><text:span text:style-name="T22">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7379465" text:continue-numbering="true" text:style-name="WWNum27">
        <text:list-item>
          <text:list>
            <text:list-item>
              <text:p text:style-name="P54"><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44</dc:date><text:p><text:span text:style-name="T22">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As mentioned the only way to upload the RDF was through the command line interface provided by Virtuoso. The method of doing so was very straightforward and required just one command, but the issue was regarding the lack of feedback during the upload. <text:soft-page-break/>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text:span></text:span><text:span text:style-name="Default_20_Paragraph_20_Font"><text:span text:style-name="T10">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44</dc:date><text:p><text:span text:style-name="T22">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7376577" text:continue-numbering="true" text:style-name="WWNum27">
        <text:list-item>
          <text:list>
            <text:list-item>
              <text:p text:style-name="P54">Libraries <office:annotation><dc:creator>Unknown Author</dc:creator><dc:date>2013-04-04T15:19:00.44</dc:date><text:p><text:span text:style-name="T22">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44</dc:date><text:p><text:span text:style-name="T22">Another way of saying this</text:span></text:p><text:p/><text:p><text:span text:style-name="T22">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44</dc:date><text:p><text:span text:style-name="T22">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44</dc:date><text:p><text:span text:style-name="T22">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44</dc:date><text:p><text:span text:style-name="T22">Code linked here?</text:span></text:p><text:p/></office:annotation>e documentation supplied, we<office:annotation><dc:creator>Unknown Author</dc:creator><dc:date>2013-04-03T21:21:00.44</dc:date><text:p><text:span text:style-name="T22">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text:soft-page-break/>at this point that we felt safe that this was the correct choice for moving the project forward. <text:s/></text:p>
      <text:p text:style-name="Text_20_body"/>
      <text:p text:style-name="Text_20_body"/>
      <text:p text:style-name="P3"/>
      <text:h text:style-name="Heading_20_3" text:outline-level="3"><text:bookmark text:name="__RefHeading__511_1464131013"/><text:bookmark-start text:name="_Toc222978603"/>Testing<text:bookmark-end text:name="_Toc192777712"/><text:bookmark-end text:name="__RefHeading__511_1464131013"/><text:bookmark-end text:name="_Toc22297860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7392130" text:continue-numbering="true" text:style-name="WWNum27">
        <text:list-item>
          <text:list>
            <text:list-item>
              <text:p text:style-name="P54"><text:bookmark text:name="__RefHeading__513_1464131013"/><text:bookmark-start text:name="_Toc222978604"/><text:span text:style-name="Default_20_Paragraph_20_Font"><text:span text:style-name="T1">Overall Approach to Testing</text:span></text:span><text:bookmark-end text:name="__RefHeading__513_1464131013"/><text:bookmark-end text:name="_Toc222978604"/></text:p>
            </text:list-item>
          </text:list>
        </text:list-item>
      </text:list>
      <text:p text:style-name="P8"/>
      <text:list xml:id="list37393796" text:continue-numbering="true" text:style-name="WWNum27">
        <text:list-item>
          <text:list>
            <text:list-item>
              <text:p text:style-name="P54"><text:bookmark text:name="__RefHeading__515_1464131013"/><text:bookmark-start text:name="_Toc222978605"/><text:span text:style-name="Default_20_Paragraph_20_Font"><text:span text:style-name="T1">Automated Testing</text:span></text:span><text:bookmark-end text:name="__RefHeading__515_1464131013"/><text:bookmark-end text:name="_Toc222978605"/></text:p>
            </text:list-item>
          </text:list>
        </text:list-item>
      </text:list>
      <text:p text:style-name="P8"/>
      <text:h text:style-name="P58" text:outline-level="3"><text:bookmark text:name="__RefHeading__517_1464131013"/><text:bookmark-start text:name="_Toc222978606"/>Unit Tests<text:bookmark-end text:name="__RefHeading__517_1464131013"/><text:bookmark-end text:name="_Toc222978606"/></text:h>
      <text:p text:style-name="P8"/>
      <text:h text:style-name="Heading_20_3" text:outline-level="3"><text:bookmark text:name="__RefHeading__519_1464131013"/><text:bookmark-start text:name="_Toc222978607"/><text:span text:style-name="Default_20_Paragraph_20_Font"><text:span text:style-name="T1">User Interface Testing</text:span></text:span><text:bookmark-end text:name="__RefHeading__519_1464131013"/><text:bookmark-end text:name="_Toc222978607"/></text:h>
      <text:p text:style-name="P8"/>
      <text:h text:style-name="Heading_20_3" text:outline-level="3"><text:bookmark text:name="__RefHeading__521_1464131013"/><text:bookmark-start text:name="_Toc222978608"/><text:span text:style-name="Default_20_Paragraph_20_Font"><text:span text:style-name="T1">Stress Testing</text:span></text:span><text:bookmark-end text:name="__RefHeading__521_1464131013"/><text:bookmark-end text:name="_Toc222978608"/></text:h>
      <text:p text:style-name="P8"/>
      <text:h text:style-name="Heading_20_3" text:outline-level="3"><text:bookmark text:name="__RefHeading__523_1464131013"/><text:bookmark-start text:name="_Toc222978609"/><text:span text:style-name="Default_20_Paragraph_20_Font"><text:span text:style-name="T1">Other Types of Testing</text:span></text:span><text:bookmark-end text:name="__RefHeading__523_1464131013"/><text:bookmark-end text:name="_Toc222978609"/></text:h>
      <text:p text:style-name="P8"/>
      <text:list xml:id="list37380969" text:continue-numbering="true" text:style-name="WWNum27">
        <text:list-item>
          <text:list>
            <text:list-item>
              <text:p text:style-name="P54"><text:bookmark text:name="__RefHeading__525_1464131013"/><text:bookmark-start text:name="_Toc222978610"/><text:span text:style-name="Default_20_Paragraph_20_Font"><text:span text:style-name="T1">Integration Testing</text:span></text:span><text:bookmark-end text:name="__RefHeading__525_1464131013"/><text:bookmark-end text:name="_Toc222978610"/></text:p>
            </text:list-item>
          </text:list>
        </text:list-item>
      </text:list>
      <text:p text:style-name="P8"/>
      <text:list xml:id="list37375602" text:continue-numbering="true" text:style-name="WWNum27">
        <text:list-item>
          <text:list>
            <text:list-item>
              <text:p text:style-name="P57"><text:bookmark text:name="__RefHeading__527_1464131013"/><text:bookmark-start text:name="_Toc222978611"/>User Testing<text:bookmark-end text:name="__RefHeading__527_1464131013"/><text:bookmark-end text:name="_Toc222978611"/></text:p>
            </text:list-item>
          </text:list>
        </text:list-item>
      </text:list>
      <text:p text:style-name="P8"/>
      <text:p text:style-name="P3"><text:bookmark-start text:name="_Toc192777716"/></text:p>
      <text:h text:style-name="Heading_20_3" text:outline-level="3"><text:bookmark text:name="__RefHeading__529_1464131013"/><text:bookmark-start text:name="_Toc222978612"/>Evaluation<text:bookmark-end text:name="_Toc192777716"/><text:bookmark-end text:name="__RefHeading__529_1464131013"/><text:bookmark-end text:name="_Toc222978612"/></text:h>
      <text:p text:style-name="P10">Examiners expect to find in your dissertation a section addressing such questions as:</text:p>
      <text:p text:style-name="P10"/>
      <text:list xml:id="list35162217" text:style-name="WWNum8">
        <text:list-item>
          <text:p text:style-name="P60">Were the requirements correctly identified?</text:p>
        </text:list-item>
        <text:list-item>
          <text:p text:style-name="P60">Were the design decisions correct?</text:p>
        </text:list-item>
        <text:list-item>
          <text:p text:style-name="P60">Could a more suitable set of tools have been chosen?</text:p>
        </text:list-item>
        <text:list-item>
          <text:p text:style-name="P60">How well did the software meet the needs of those who were expecting to use it?</text:p>
        </text:list-item>
        <text:list-item>
          <text:p text:style-name="P60">How well were any other project aims achieved?</text:p>
        </text:list-item>
        <text:list-item>
          <text:p text:style-name="P60">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53" text:outline-level="1"><text:bookmark text:name="__RefHeading__531_1464131013"/><text:bookmark-start text:name="_Toc222978613"/>Appendices<text:bookmark-end text:name="_Toc192777717"/><text:bookmark-end text:name="__RefHeading__531_1464131013"/><text:bookmark-end text:name="_Toc222978613"/></text:h>
      <text:p text:style-name="Standard"/>
      <text:list xml:id="list35149158" text:style-name="WWNum22">
        <text:list-item text:start-value="1">
          <text:p text:style-name="P62"><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7381231" text:continue-numbering="true" text:style-name="WWNum22">
        <text:list-item>
          <text:p text:style-name="P63"><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text:p>
      <text:p text:style-name="Standard"/>
      <text:list xml:id="list35140853" text:style-name="WWNum3">
        <text:list-item text:start-value="1">
          <text:p text:style-name="P61"><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61"><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61"><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61"><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Mangal" svg:font-family="Mangal" style:font-pitch="variable"/>
    <style:font-face style:name="Cambria" svg:font-family="Cambria" style:font-family-generic="roman" style:font-pitch="variable"/>
    <style:font-face style:name="Lucida Grande" svg:font-family="'Lucida Grande'"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1"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42cm" fo:margin-bottom="0.21cm"/>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3</text:page-number> of <text:span text:style-name="Default_20_Paragraph_20_Font"><text:span text:style-name="MT1">14</text:span></text:span></text:p>
        <text:p text:style-name="Footer"/>
      </style:footer>
    </style:master-page>
    <style:master-page style:name="MPF0" style:page-layout-name="Mpm3" style:next-style-name="MP0"/>
    <style:master-page style:name="Landscape" style:page-layout-name="Mpm4"/>
    <style:master-page style:name="landscaopee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5T17:23:22.42</dc:date>
    <meta:editing-cycles>23</meta:editing-cycles>
    <meta:editing-duration>PT16H36M19S</meta:editing-duration>
    <meta:document-statistic meta:table-count="0" meta:image-count="0" meta:object-count="0" meta:page-count="33" meta:paragraph-count="418" meta:word-count="12444" meta:character-count="713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